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4.8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textarea-horizontal-align="left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 style:list-style-name="L1">
      <style:graphic-properties draw:textarea-horizontal-align="left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top="0.4cm" fo:margin-bottom="0cm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4.528cm" presentation:class="title" presentation:user-transformed="true">
          <draw:text-box>
            <text:p>Sauerstoff</text:p>
          </draw:text-box>
        </draw:frame>
        <draw:frame presentation:style-name="pr2" draw:text-style-name="P2" draw:layer="layout" svg:width="25.199cm" svg:height="4.819cm" svg:x="1.4cm" svg:y="7.1cm" presentation:class="subtitle" presentation:user-transformed="true">
          <draw:text-box>
            <text:p>Produktionsmethod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Sauerstoffproduk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flanzlich</text:p>
              </text:list-item>
              <text:list-item>
                <text:p>Algen</text:p>
              </text:list-item>
              <text:list-item>
                <text:p>Industriell</text:p>
                <text:list>
                  <text:list-item>
                    <text:p>Fischer-Tropsch-Prozess</text:p>
                  </text:list-item>
                  <text:list-item>
                    <text:p>Reduktion von CO2</text:p>
                  </text:list-item>
                  <text:list-item>
                    <text:p>Elektrolyse von Was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Vor- und Nachteile: Pflanzlich/Alge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orteile:</text:p>
                <text:list>
                  <text:list-item>
                    <text:p text:style-name="P4"><text:span text:style-name="T1">Einfachheit, Robustheit</text:span></text:p>
                  </text:list-item>
                  <text:list-item>
                    <text:p>Vertrautheit, gute Qualität</text:p>
                  </text:list-item>
                </text:list>
              </text:list-item>
              <text:list-item>
                <text:p>Nachteile:</text:p>
                <text:list>
                  <text:list-item>
                    <text:p>niedrige Energieeffizienz (0.1%)</text:p>
                  </text:list-item>
                  <text:list-item>
                    <text:p>dementsprechend hoher Platzbedar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 text:style-name="P5">Vor- und Nachteile: Industriel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orteile:</text:p>
                <text:list>
                  <text:list-item>
                    <text:p>gute Energieeffizienz (50%)</text:p>
                  </text:list-item>
                  <text:list-item>
                    <text:p>wenig Platzbedarf</text:p>
                  </text:list-item>
                </text:list>
              </text:list-item>
              <text:list-item>
                <text:p>Nachteile:</text:p>
                <text:list>
                  <text:list-item>
                    <text:p>technisch aufwändiger</text:p>
                  </text:list-item>
                  <text:list-item>
                    <text:p>Qualität/Reinheit des Produkts unk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azi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ste Strategie:</text:p>
                <text:list>
                  <text:list-item>
                    <text:p>Grundlastabdeckung industriell</text:p>
                  </text:list-item>
                  <text:list-item>
                    <text:p>Mit pflanzlicher Nachbearbeit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eiterführende Theme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erzahnung mit anderer Wirtschaft:</text:p>
                <text:list>
                  <text:list-item>
                    <text:p>Verkauf von Produkten (Fischer-Tropsch-Synthese)</text:p>
                  </text:list-item>
                  <text:list-item>
                    <text:p>Herstellung von Plastik</text:p>
                  </text:list-item>
                </text:list>
              </text:list-item>
              <text:list-item>
                <text:p>Planung:</text:p>
                <text:list>
                  <text:list-item>
                    <text:p>Quantifizierung des Problems</text:p>
                  </text:list-item>
                  <text:list-item>
                    <text:p>Berechnung Bedarf Maschinen/Redundanz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09T12:33:13.106653742</dc:date>
    <meta:editing-duration>PT8M29S</meta:editing-duration>
    <meta:editing-cycles>21</meta:editing-cycles>
    <meta:generator>LibreOffice/7.4.7.2$Linux_X86_64 LibreOffice_project/40$Build-2</meta:generator>
    <meta:document-statistic meta:object-count="45"/>
  </office:meta>
</office:document-meta>
</file>